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officeooo:rsid="0015e61c" officeooo:paragraph-rsid="0015e61c"/>
    </style:style>
    <style:style style:name="P2" style:family="paragraph" style:parent-style-name="Standard">
      <style:text-properties fo:language="es" fo:country="ES" officeooo:rsid="0017fb2d" officeooo:paragraph-rsid="0017fb2d"/>
    </style:style>
    <style:style style:name="P3" style:family="paragraph" style:parent-style-name="Standard">
      <style:text-properties fo:language="es" fo:country="ES" officeooo:rsid="001967d7" officeooo:paragraph-rsid="001967d7"/>
    </style:style>
    <style:style style:name="P4" style:family="paragraph" style:parent-style-name="Standard">
      <style:text-properties fo:language="es" fo:country="ES" officeooo:rsid="0019f3b9" officeooo:paragraph-rsid="0019f3b9"/>
    </style:style>
    <style:style style:name="P5" style:family="paragraph" style:parent-style-name="Standard">
      <style:text-properties fo:language="es" fo:country="ES" officeooo:rsid="001b263b" officeooo:paragraph-rsid="001b263b"/>
    </style:style>
    <style:style style:name="P6" style:family="paragraph" style:parent-style-name="Standard">
      <style:text-properties fo:language="es" fo:country="ES" officeooo:rsid="001ba724" officeooo:paragraph-rsid="001ba724"/>
    </style:style>
    <style:style style:name="T1" style:family="text">
      <style:text-properties officeooo:rsid="00176a8f"/>
    </style:style>
    <style:style style:name="T2" style:family="text">
      <style:text-properties officeooo:rsid="0017fb2d"/>
    </style:style>
    <style:style style:name="T3" style:family="text">
      <style:text-properties officeooo:rsid="001967d7"/>
    </style:style>
    <style:style style:name="T4" style:family="text">
      <style:text-properties officeooo:rsid="001ba7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Modelo en espiral descrito por Pressman en los procesos de desarrollo.</text:p>
      <text:p text:style-name="P1"/>
      <text:p text:style-name="P1">El modelo en espiral es un modelo que posse tanto una característica iterativa de construcción de prototipos, así como también con los aspectos controlados y sistemáticos del modelo lineal. Proporciona el potencial para el desarrollo rápido de versiones del software. En el modelo en espiral, el software se desarrolla en una serie de versiones. Durante las primeras iteraciones, la versión incremental podría ser un modelo o prototipo. Mientras que en las últimas iteraciones, se producen versiones cada vez más completas del sistema diseñado. Este modelo se divide en regiones sobre una espiral, también llamadas conjunto de tareas, las cuales pueden ser: comunicación con el cliente, planificación, análisis del riesgo, ingeniería, contrucción y acción y evaluación del cliente. Estos conjuntos de tareas se realizan en tal orden que se recorre la espiral en sentido horario y desde adentro hacia afuera. A diferencia del modelo de proceso clásico, que termina cuando se entrega el software, el modelo en espiral puede adaptarse y aplicarse a lo largo de la vida del software. </text:p>
      <text:p text:style-name="P1">Presenta ciertas dificultades como por ejemplo, que puede resultar difícil convencer a grandes clientes de que el enfoque evolutivo es controlable.</text:p>
      <text:p text:style-name="P1"/>
      <text:p text:style-name="P1">2- Fases del Proceso Unificado. </text:p>
      <text:p text:style-name="P1"/>
      <text:p text:style-name="P1">Las fases del proceso unificado son 3: Inicio, Fase de Elaboración y Fase de Construcción.</text:p>
      <text:p text:style-name="P1">Inicio: Se desarrolla una descripción del producto final a partir de una buena idea y se presenta el análisis de negocio para el producto. Una vez determinadas las principales funciones del sistema, se obtiene un modelo de casos de uso con los casos de uso más críticos.</text:p>
      <text:p text:style-name="P1">Fase de Elaboración: <text:span text:style-name="T1">Se detallan la mayoría de los casos de uso del producto y se diseña la arquitectura del sistema o línea base de esta. La arquitectura se expresa en forma de vistas de todos los modelos del sistema (modelo de casos de uso, de análisis, de diseño, de implementación y de despliegue). Durante esta fase se realizan los casos de uso más críticos, </text:span><text:span text:style-name="T2">que se identificarion en la fase anterior. </text:span></text:p>
      <text:p text:style-name="P2">Fase de Construcción: Durante esta fsae se crea el producto, es decir, se añade al software a la arquitectura, la cual es estable pero propensa a mejoras, ya que los arquitectos reciben feedback. Al final de esta fase el producto contiene todos los casos de uso que la dirección y el cliente han acordado para esta versión.</text:p>
      <text:p text:style-name="P2"/>
      <text:p text:style-name="P2">3- En al Captura de Requisitos, el Proceso Unificado define un flujo de trabajo arquetípico conformado por los siguientes pasos: Enumerar los requisitos candidatos, Comprender el contexto del sistema, Capturar los requisitos funcionales y Capturar los requisitos no funcionales. Explicar cada paso y determinar que artefactos surgen de cada uno.</text:p>
      <text:p text:style-name="P2"/>
      <text:p text:style-name="P2">Enumerar los requisitos candidatos: Se listan los principales requisitos que se consideran críticos para el cliente.</text:p>
      <text:p text:style-name="P2">Comprender el contexto del sistema: Analizar los reisgos, <text:span text:style-name="T3">el estado actual de las tecnologías y herramientas, posibles soluciones ya implementadas anteriormente para reutilizar.</text:span></text:p>
      <text:p text:style-name="P3">Capturar los requisitos funcionales: Estos requisitos son los que brindan mayor (informacion?) al cliente, además debe tenerse en cuenta que estos requisitos luego convergerán en un modelo de casos de uso, realizando diagramas de casos de uso y luego la especificación de los casos de usoque se estén analizando en esa etapa, que guiará todo el proceso de desarrollo de software a medida que se vaya avanzando en las etaas posteriores, donde se obtendrán modelos como el de análisis, de diseño por ejemplo, y sus correspondientes diagramas incluyendo diagramas de estado, diagramas de componentes, diagramas de despliegue.</text:p>
      <text:p text:style-name="P3">Capturar los requisitos no funcionales: Se analizan esas propiedades o restricciones que el sistema debe tener que no son necesariamente de valor para el cliente en el sentido de la utilidad y funcionalidad del sistema, sino, más bien, son características que hacen al software usable, <text:soft-page-break/>atractivo, confiable o rápido. Es decir, va de la mano con una obtención de mayor calidad del software. Por ejemplo: tiempos de respuesta, disponibilidad, facilidad de uso, interfaz amigable, etc.</text:p>
      <text:p text:style-name="P3"/>
      <text:p text:style-name="P3">4- Tipos de clases del Análisis.</text:p>
      <text:p text:style-name="P3"/>
      <text:p text:style-name="P4">Los tipos de clases de análisis pueden ser:</text:p>
      <text:p text:style-name="P4">La clase Entidad, que se usa para modelar información que generalmente persiste en el tiempo. Pr ejemplo: persona, ficha, libro, etc.</text:p>
      <text:p text:style-name="P4">La clase de Control, que se utiliza para representar una secuencia o el flujo de un caso de uso.</text:p>
      <text:p text:style-name="P4">La clase de Interfaz, que se utiliza para modelar la interacción entre los actores <text:s/>y el sistema.</text:p>
      <text:p text:style-name="P4"/>
      <text:p text:style-name="P5">5- Roles en SCRUM</text:p>
      <text:p text:style-name="P5"/>
      <text:p text:style-name="P5">Producto Owner: Es la persona encargada de gestionar el flujo de valor del producto a través del Product Backlog. Es quien está en constante comunicación con los interesados y los sponsor del proyecto, y es quien escucha peticiones y requerimientos de los clientes.</text:p>
      <text:p text:style-name="P5">Scrum Master: Sus funciones son las de gestionar el procesos completo, entrega en tiempo del producto, planificación de los sprint, armar las reuniones y escuchar a los desarrolladores.</text:p>
      <text:p text:style-name="P5">Equipo de Desarrollo: Son los que se encargan de desarrollar el producto de software, organizan y gestionan sus tiempos y tareas en cada sprint y, de este modo, al final del sprint, entregan una nueva versón del producto.</text:p>
      <text:p text:style-name="P5"/>
      <text:p text:style-name="P5">6- <text:span text:style-name="T4">Control de Cambios dentro del proceso de Gestión de Configuración del Software.</text:span></text:p>
      <text:p text:style-name="P5"/>
      <text:p text:style-name="P6">El control de cambios combina procedimientos y herramientas automatizadas para proporcionar un mecanismo para el correcto control de cambios en la gestión de configuración del software. Una petición de cambios se envía y avalúa para valorar costos, detalles tećnicos, impacto en otros objetos de configuración, funcionalidades del sistema, etc. Los resultados de esta evaluación se presentan como un reporte de cambios y luego se toma una decisión final y se define una pririodad sobre el cambio. Si el cambio se niega, se le informa al usuario y se justifica, pero si se aprueba, se genera una orden de cambio, describiendo los cambios a realizar, restricciones y criterios a revis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6T13:00:56.479079046</meta:creation-date>
    <dc:date>2021-04-16T14:04:00.087110452</dc:date>
    <meta:editing-duration>PT23M40S</meta:editing-duration>
    <meta:editing-cycles>5</meta:editing-cycles>
    <meta:generator>LibreOffice/6.4.6.2$Linux_X86_64 LibreOffice_project/40$Build-2</meta:generator>
    <meta:document-statistic meta:table-count="0" meta:image-count="0" meta:object-count="0" meta:page-count="2" meta:paragraph-count="24" meta:word-count="965" meta:character-count="6020" meta:non-whitespace-character-count="5075"/>
  </office:meta>
</office:document-meta>
</file>